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none" draw:textarea-horizontal-align="justify" draw:textarea-vertical-align="middle" draw:auto-grow-height="false" fo:min-height="2.75cm" fo:min-width="5.5cm"/>
    </style:style>
    <style:style style:name="gr2" style:family="graphic" style:parent-style-name="standard">
      <style:graphic-properties svg:stroke-color="#ff3333" draw:fill-color="#ffffff" draw:textarea-horizontal-align="justify" draw:textarea-vertical-align="middle" draw:auto-grow-height="false" fo:min-height="0.292cm" fo:min-width="2.44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999999"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-color="#ffffff"/>
    </style:style>
    <style:style style:name="T1" style:family="text">
      <style:text-properties fo:color="#999999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6cm" svg:height="3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cm" svg:height="0.6cm" svg:x="10.9cm" svg:y="7.6cm">
            <text:p text:style-name="P2"><text:span text:style-name="T1">unit of in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4.583cm" svg:height="0.839cm" svg:x="11.5cm" svg:y="9.061cm">
            <draw:text-box>
              <text:p><text:span text:style-name="T2">Biological Activity</text:span></text:p>
            </draw:text-box>
          </draw:frame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13:53:14.524835753</meta:creation-date>
    <dc:date>2016-04-04T13:54:02.333272292</dc:date>
    <meta:editing-duration>PT48S</meta:editing-duration>
    <meta:editing-cycles>1</meta:editing-cycles>
    <meta:generator>LibreOffice/5.1.2.1.0$Linux_X86_64 LibreOffice_project/10m0$Build-1</meta:generator>
    <meta:document-statistic meta:object-count="27"/>
  </office:meta>
</office:document-meta>
</file>